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Great Depression did not affect everyone, some people even made profit from it, however, most were affected by it.</text:p>
      <text:p text:style-name="Standard">The middle-class especially were affected by it.</text:p>
      <text:p text:style-name="Standard">Many workers had the attitude of “I've never had to ask for help, and am afraid to”.</text:p>
      <text:p text:style-name="Standard">This was the heavy psychological impact of the Depression.</text:p>
      <text:p text:style-name="Standard">The work ethic was a huge part of the middle-class worker during the Depression, many emphasized that they “never as yet begged”, and that they had “worked many a day when … almost unable to stand up”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07T19:57:51.82</meta:creation-date>
    <meta:document-statistic meta:table-count="0" meta:image-count="0" meta:object-count="0" meta:page-count="1" meta:paragraph-count="5" meta:word-count="90" meta:character-count="509"/>
    <dc:date>2018-04-08T15:43:34.13</dc:date>
    <dc:creator>Timothy Cayer</dc:creator>
    <meta:editing-duration>PT1M15S</meta:editing-duration>
    <meta:editing-cycles>1</meta:editing-cycles>
    <meta:generator>OpenOffice/4.1.3$Win32 OpenOffice.org_project/413m1$Build-9783</meta:generator>
  </office:meta>
</office:document-meta>
</file>